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cc00" draw:fill-color="#ffff66" draw:textarea-horizontal-align="justify" draw:textarea-vertical-align="middle" draw:auto-grow-height="false" fo:min-height="2.671cm" fo:min-width="5.088cm"/>
    </style:style>
    <style:style style:name="gr2" style:family="graphic" style:parent-style-name="standard">
      <style:graphic-properties svg:stroke-color="#111111" draw:fill-color="#ffffff" draw:textarea-horizontal-align="justify" draw:textarea-vertical-align="middle" draw:auto-grow-height="false" fo:min-height="0.258cm" fo:min-width="2.802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008cm"/>
    </style:style>
    <style:style style:name="gr6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156cm" fo:min-width="1.938cm" fo:padding-top="0.176cm" fo:padding-bottom="0.176cm" fo:padding-left="0.301cm" fo:padding-right="0.301cm"/>
    </style:style>
    <style:style style:name="gr7" style:family="graphic" style:parent-style-name="standard">
      <style:graphic-properties svg:stroke-color="#336633" draw:fill-color="#66ccff" draw:textarea-horizontal-align="justify" draw:textarea-vertical-align="middle" draw:auto-grow-height="false" fo:min-height="2.671cm" fo:min-width="5.088cm"/>
    </style:style>
    <style:style style:name="gr8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156cm" fo:min-width="0.949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Liberation Mono" fo:font-size="11pt" style:font-size-asian="18pt" style:font-size-complex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tyle="italic"/>
    </style:style>
    <style:style style:name="P6" style:family="paragraph">
      <loext:graphic-properties draw:fill-color="#ffffff"/>
      <style:paragraph-properties fo:text-align="center"/>
      <style:text-properties fo:font-style="italic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style:paragraph-properties fo:text-align="center"/>
      <style:text-properties fo:font-style="normal"/>
    </style:style>
    <style:style style:name="P10" style:family="paragraph">
      <loext:graphic-properties draw:fill-color="#ffffff"/>
      <style:paragraph-properties fo:text-align="center"/>
      <style:text-properties fo:font-style="normal"/>
    </style:style>
    <style:style style:name="P11" style:family="paragraph">
      <style:text-properties fo:color="#333333" fo:background-color="transparent"/>
    </style:style>
    <style:style style:name="P12" style:family="paragraph">
      <loext:graphic-properties draw:fill="none" draw:fill-color="#ffffff"/>
      <style:text-properties fo:color="#333333" fo:font-size="14pt" fo:background-color="transparent" style:font-size-asian="18pt" style:font-size-complex="18pt"/>
    </style:style>
    <style:style style:name="P13" style:family="paragraph">
      <style:text-properties fo:color="#333333"/>
    </style:style>
    <style:style style:name="P14" style:family="paragraph">
      <loext:graphic-properties draw:fill="none" draw:fill-color="#ffffff"/>
      <style:text-properties fo:color="#333333" fo:font-size="14pt" style:font-size-asian="18pt" style:font-size-complex="18pt"/>
    </style:style>
    <style:style style:name="P15" style:family="paragraph">
      <style:text-properties fo:font-size="13pt"/>
    </style:style>
    <style:style style:name="P16" style:family="paragraph">
      <loext:graphic-properties draw:fill="none" draw:fill-color="#ffffff"/>
      <style:text-properties fo:font-size="13pt" fo:font-style="italic" style:font-size-asian="18pt" style:font-size-complex="18pt"/>
    </style:style>
    <style:style style:name="T1" style:family="text">
      <style:text-properties style:font-name="Liberation Mono" fo:font-size="11pt" style:font-size-asian="18pt" style:font-size-complex="18pt"/>
    </style:style>
    <style:style style:name="T2" style:family="text">
      <style:text-properties style:font-name="Liberation Mono" fo:font-size="11pt" fo:font-style="italic" style:font-size-asian="18pt" style:font-size-complex="18pt"/>
    </style:style>
    <style:style style:name="T3" style:family="text">
      <style:text-properties style:font-name="Liberation Mono" fo:font-size="11pt" fo:font-style="normal" style:font-size-asian="18pt" style:font-size-complex="18pt"/>
    </style:style>
    <style:style style:name="T4" style:family="text">
      <style:text-properties fo:color="#333333" fo:font-size="14pt" fo:background-color="transparent" style:font-size-asian="18pt" style:font-size-complex="18pt"/>
    </style:style>
    <style:style style:name="T5" style:family="text">
      <style:text-properties fo:color="#333333" fo:font-size="14pt" style:font-size-asian="18pt" style:font-size-complex="18pt"/>
    </style:style>
    <style:style style:name="T6" style:family="text">
      <style:text-properties fo:font-size="13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.921cm" svg:x="2.651cm" svg:y="5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0.508cm" svg:x="5.318cm" svg:y="2.189cm">
          <text:p text:style-name="P2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302cm" svg:height="0.508cm" svg:x="5.318cm" svg:y="2.689cm">
          <text:p text:style-name="P2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3.302cm" svg:height="0.508cm" svg:x="5.318cm" svg:y="3.189cm">
          <text:p text:style-name="P5"><text:span text:style-name="T2">C pointer</text:span></text:p>
          <draw:enhanced-geometry svg:viewBox="0 0 21600 21600" draw:type="rectangle" draw:enhanced-path="M 0 0 L 21600 0 21600 21600 0 21600 0 0 Z N"/>
        </draw:custom-shape>
        <draw:path draw:style-name="gr3" draw:text-style-name="P7" draw:layer="layout" svg:width="3.667cm" svg:height="1.933cm" draw:transform="rotate (-2.75465315842265) translate (6.04775301836349cm 5.24988505897426cm)" svg:viewBox="0 0 3668 1934" svg:d="M0 1934c3703 0 3668-1934 3668-1934">
          <text:p/>
        </draw:path>
        <draw:line draw:style-name="gr4" draw:text-style-name="P7" draw:layer="layout" svg:x1="2.553cm" svg:y1="6.369cm" svg:x2="2.623cm" svg:y2="6.644cm">
          <text:p/>
        </draw:line>
        <draw:path draw:style-name="gr3" draw:text-style-name="P7" draw:layer="layout" svg:width="3.631cm" svg:height="1.294cm" draw:transform="rotate (-2.21429922200521) translate (6.3543238024141cm 3.72824574448083cm)" svg:viewBox="0 0 3632 1295" svg:d="M0 1295c2540 0 3632-1295 3632-1295">
          <text:p/>
        </draw:path>
        <draw:line draw:style-name="gr4" draw:text-style-name="P7" draw:layer="layout" svg:x1="4.146cm" svg:y1="6.255cm" svg:x2="4.205cm" svg:y2="6.631cm">
          <text:p/>
        </draw:line>
        <draw:custom-shape draw:style-name="gr5" draw:text-style-name="P4" draw:layer="layout" svg:width="0.508cm" svg:height="0.508cm" svg:x="2.6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3.1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3.6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4.1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4.6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5.1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5.6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6.1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6.6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7.15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7.651cm" svg:y="6.634cm">
          <text:p/>
          <draw:enhanced-geometry svg:viewBox="0 0 21600 21600" draw:type="rectangle" draw:enhanced-path="M 0 0 L 21600 0 21600 21600 0 21600 0 0 Z N"/>
        </draw:custom-shape>
        <draw:path draw:style-name="gr3" draw:text-style-name="P7" draw:layer="layout" svg:width="1.354cm" svg:height="1.943cm" draw:transform="rotate (-0.512428668385535) translate (8.62000000158047cm 2.44299999719053cm)" svg:viewBox="0 0 1355 1944" svg:d="M0 0c2331 0 948 1944 948 1944">
          <text:p/>
        </draw:path>
        <draw:path draw:style-name="gr3" draw:text-style-name="P7" draw:layer="layout" svg:width="2.612cm" svg:height="0.964cm" draw:transform="rotate (-2.6778586713349) translate (8.92477365277759cm 5.46536086928383cm)" svg:viewBox="0 0 2613 965" svg:d="M0 965c1704 0 2613-965 2613-965">
          <text:p/>
        </draw:path>
        <draw:line draw:style-name="gr4" draw:text-style-name="P7" draw:layer="layout" svg:x1="6.715cm" svg:y1="6.38cm" svg:x2="6.588cm" svg:y2="6.634cm">
          <text:p/>
        </draw:line>
        <draw:custom-shape draw:style-name="gr6" draw:text-style-name="P7" draw:layer="layout" svg:width="2.54cm" svg:height="0.508cm" svg:x="4.175cm" svg:y="6.6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588cm" svg:height="2.921cm" svg:x="10.671cm" svg:y="5.7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0.508cm" svg:x="10.738cm" svg:y="2.189cm">
          <text:p text:style-name="P2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302cm" svg:height="0.508cm" svg:x="10.738cm" svg:y="2.689cm">
          <text:p text:style-name="P2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3.302cm" svg:height="0.508cm" svg:x="10.738cm" svg:y="3.189cm">
          <text:p text:style-name="P9"><text:span text:style-name="T3">byte[] buffer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1.573cm" svg:y1="6.369cm" svg:x2="11.643cm" svg:y2="6.644cm">
          <text:p/>
        </draw:line>
        <draw:line draw:style-name="gr4" draw:text-style-name="P7" draw:layer="layout" svg:x1="12.166cm" svg:y1="6.255cm" svg:x2="12.225cm" svg:y2="6.631cm">
          <text:p/>
        </draw:line>
        <draw:custom-shape draw:style-name="gr5" draw:text-style-name="P4" draw:layer="layout" svg:width="0.508cm" svg:height="0.508cm" svg:x="11.67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12.17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12.67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13.17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13.671cm" svg:y="6.63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08cm" svg:height="0.508cm" svg:x="14.171cm" svg:y="6.634cm">
          <text:p/>
          <draw:enhanced-geometry svg:viewBox="0 0 21600 21600" draw:type="rectangle" draw:enhanced-path="M 0 0 L 21600 0 21600 21600 0 21600 0 0 Z N"/>
        </draw:custom-shape>
        <draw:line draw:style-name="gr4" draw:text-style-name="P7" draw:layer="layout" svg:x1="13.935cm" svg:y1="6.38cm" svg:x2="13.808cm" svg:y2="6.634cm">
          <text:p/>
        </draw:line>
        <draw:custom-shape draw:style-name="gr8" draw:text-style-name="P7" draw:layer="layout" svg:width="1.551cm" svg:height="0.508cm" svg:x="12.184cm" svg:y="6.634cm">
          <text:p/>
          <draw:enhanced-geometry svg:viewBox="0 0 21600 21600" draw:type="rectangle" draw:enhanced-path="M 0 0 L 21600 0 21600 21600 0 21600 0 0 Z N"/>
        </draw:custom-shape>
        <draw:path draw:style-name="gr3" draw:text-style-name="P7" draw:layer="layout" svg:width="2.567cm" svg:height="0.337cm" draw:transform="rotate (-1.50429928229391) translate (11.3703519809296cm 3.69053396668418cm)" svg:viewBox="0 0 2568 338" svg:d="M0 338c1909 0 2568-338 2568-338">
          <text:p/>
        </draw:path>
        <draw:path draw:style-name="gr3" draw:text-style-name="P7" draw:layer="layout" svg:width="1.147cm" svg:height="3.479cm" draw:transform="rotate (-2.49808975837948) translate (12.8668840474405cm 5.7348350359686cm)" svg:viewBox="0 0 1148 3480" svg:d="M0 3480c1905 0 864-3480 864-3480">
          <text:p/>
        </draw:path>
        <draw:path draw:style-name="gr3" draw:text-style-name="P7" draw:layer="layout" svg:width="1.317cm" svg:height="2.555cm" draw:transform="rotate (-0.463733982254893) translate (14.0810000038692cm 3.45899999226329cm)" svg:viewBox="0 0 1318 2556" svg:d="M0 0c1988 0 1136 2556 1136 2556">
          <text:p/>
        </draw:path>
        <draw:frame draw:style-name="gr9" draw:text-style-name="P12" draw:layer="layout" svg:width="4.972cm" svg:height="0.802cm" svg:x="2.526cm" svg:y="8.793cm">
          <draw:text-box>
            <text:p text:style-name="P11"><text:span text:style-name="T4">C managed memory</text:span></text:p>
          </draw:text-box>
        </draw:frame>
        <draw:frame draw:style-name="gr9" draw:text-style-name="P14" draw:layer="layout" svg:width="2.78cm" svg:height="0.802cm" svg:x="13.587cm" svg:y="8.793cm">
          <draw:text-box>
            <text:p text:style-name="P13"><text:span text:style-name="T5">Java heap</text:span></text:p>
          </draw:text-box>
        </draw:frame>
        <draw:frame draw:style-name="gr9" draw:text-style-name="P16" draw:layer="layout" svg:width="2.813cm" svg:height="0.763cm" svg:x="11.033cm" svg:y="1.38cm">
          <draw:text-box>
            <text:p text:style-name="P15"><text:span text:style-name="T6">Heap value</text:span></text:p>
          </draw:text-box>
        </draw:frame>
        <draw:frame draw:style-name="gr9" draw:text-style-name="P16" draw:layer="layout" svg:width="3.017cm" svg:height="0.763cm" svg:x="5.349cm" svg:y="1.381cm">
          <draw:text-box>
            <text:p text:style-name="P15"><text:span text:style-name="T6">Native val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0:36:51.441208098</meta:creation-date>
    <dc:date>2017-08-17T11:00:23.234719450</dc:date>
    <meta:editing-duration>PT13M20S</meta:editing-duration>
    <meta:editing-cycles>3</meta:editing-cycles>
    <meta:generator>LibreOffice/5.1.6.2$Linux_X86_64 LibreOffice_project/10m0$Build-2</meta:generator>
    <meta:document-statistic meta:object-count="44"/>
  </office:meta>
</office:document-meta>
</file>